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:</text:p>
      <text:p text:style-name="Standard"><text:tab/>-Multithreading wo Threads nicht im gleichen Thread</text:p>
      <text:p text:style-name="Standard"><text:tab/>-Höherer Skalierungsfaktor als bei Multithreading (nicht begrenzt durch memory bus)</text:p>
      <text:p text:style-name="Standard"><text:tab/>-Auf mehreren Systemen oder mit Spezialhardware </text:p>
      <text:p text:style-name="Standard"><text:tab/>-Multiprogramming schließt Multithreading nicht aus</text:p>
      <text:p text:style-name="P3"><text:tab/>-Langsamer wegen IO also muss es sich eignen</text:p>
      <text:p text:style-name="P3"><text:tab/>-Knoten sind Ausführer</text:p>
      <text:p text:style-name="P1">Was lohnt sich:</text:p>
      <text:p text:style-name="P3"><text:tab/>-Server immer (Weiche die an Knoten weiterschickt)</text:p>
      <text:p text:style-name="P3"><text:tab/>-Sequenztbasierte Algorithmen</text:p>
      <text:p text:style-name="P3"><text:tab/><text:tab/>-Daten aus Sequenzen</text:p>
      <text:p text:style-name="P3"><text:tab/><text:tab/>-Video, Große Mengen</text:p>
      <text:p text:style-name="P3"><text:tab/><text:tab/>-Problem, dass Daten verschickt werden müssen anstatt nur Referenzen bei geteiltem <text:tab/><text:tab/>Speicher</text:p>
      <text:p text:style-name="P3"><text:tab/><text:tab/>-Aber keine Kritischen Abschnitte</text:p>
      <text:p text:style-name="P3"><text:tab/>-Rekursive Algorithmen (nur Divide and conquer)</text:p>
      <text:p text:style-name="P3"><text:tab/><text:tab/>-Diese Algorithmen bauen erst einen Baum und bearbeiten einen Ast oder <text:tab/><text:tab/><text:tab/>verschiedene Elemente nacheinander <text:tab/><text:tab/><text:tab/></text:p>
      <text:p text:style-name="P3"/>
      <text:p text:style-name="P1">Bottleneck:</text:p>
      <text:p text:style-name="P3"><text:tab/>-Netzwerktraffic</text:p>
      <text:p text:style-name="P3"><text:tab/>-Umgehen mit SingleComputerCluster für SharedMemory</text:p>
      <text:p text:style-name="P3"><text:tab/><text:tab/>-Lohnt sich aber nicht</text:p>
      <text:p text:style-name="P1">Variablen-Scopes:</text:p>
      <text:p text:style-name="P2"><text:tab/>Clients werden in diesen Variablen drin gespeichert, um leute an den selben Server zu <text:tab/>schicken</text:p>
      <text:p text:style-name="P3"><text:tab/>-Request Scope: Variable beginnt, bei Request</text:p>
      <text:p text:style-name="P3"><text:tab/>-Session Scope: erzeugt beim ersten connecten und vernichted beim timeout</text:p>
      <text:p text:style-name="P3"><text:tab/>-Application Scope: Beginn bei der Applikation, alle kennens</text:p>
      <text:p text:style-name="P3"/>
      <text:p text:style-name="P1">Hardware:</text:p>
      <text:p text:style-name="P3"><text:tab/>-Single Computer Cluster:</text:p>
      <text:p text:style-name="P3"><text:tab/><text:tab/>-Aufgeteilt in Teile</text:p>
      <text:p text:style-name="P3"><text:tab/><text:tab/><text:tab/>-Jeder besteht aus einer CPU mit eigenem RAM teil</text:p>
      <text:p text:style-name="P3"><text:tab/><text:tab/><text:tab/>-Beispiel aus mehreren Motherboards mit eigenen CPUs und RAMs</text:p>
      <text:p text:style-name="P3"><text:tab/><text:tab/><text:tab/>-&gt; jedes Motherboard sollte seine eigenen Programme haben</text:p>
      <text:p text:style-name="P3"><text:tab/>-Multi Computer Cluster</text:p>
      <text:p text:style-name="P3"><text:tab/><text:tab/>-Klima und Kontrollstation und Stromzeug und Netzwerk Anpassung</text:p>
      <text:p text:style-name="P3"><text:tab/><text:tab/>-Primitivster Cluster besteht aus einzelSystemen mit Bildschirm und Tastatur usw.</text:p>
      <text:p text:style-name="P3"><text:tab/><text:tab/><text:tab/>&lt;- ServerFarm</text:p>
      <text:p text:style-name="P3"><text:tab/><text:tab/>-KellerRacks/beowulfCluster, ding kleiner also alles ohne tastaturen mäuse und <text:tab/><text:tab/><text:tab/>bildschirmen</text:p>
      <text:p text:style-name="P3"><text:tab/><text:tab/>-BladeRack &lt;- Nur CPUs Motherboards usw.</text:p>
      <text:p text:style-name="P3"><text:tab/><text:tab/>-Grenze der Cluster-Größe durch Verwendete Netzwerk Technologie</text:p>
      <text:p text:style-name="P3"/>
      <text:p text:style-name="P1">Computing-Grid<text:span text:style-name="T1">:</text:span></text:p>
      <text:p text:style-name="P3"><text:tab/>-ähnlich wie n Cluster</text:p>
      <text:p text:style-name="P3"><text:tab/><text:tab/>-Aber Knoten weltweit verteilt</text:p>
      <text:p text:style-name="P3"><text:tab/><text:tab/>-und Knoten nicht alle gleich</text:p>
      <text:p text:style-name="P3"><text:tab/><text:tab/>-Normalfall ist, dass Knoten nicht verfügbar sind</text:p>
      <text:p text:style-name="P3"><text:tab/>-Nur eine Art von Algorithmen sind sinnvoll</text:p>
      <text:p text:style-name="P3"><text:tab/><text:tab/>-Vektorbasierte Rechnungen</text:p>
      <text:p text:style-name="P3"><text:soft-page-break/><text:tab/><text:tab/>-&gt; Algorithmus muss sich in Scheiben schneiden lassen</text:p>
      <text:p text:style-name="P3"><text:tab/><text:tab/>-Informationen zwischen Knoten dürfen nicht ausgetauscht werden müssen</text:p>
      <text:p text:style-name="P3"><text:tab/>-Asynchrone Kommunikation -&gt; Alles Timeout basiert</text:p>
      <text:p text:style-name="P3"><text:tab/>-Art typischer Grids:</text:p>
      <text:p text:style-name="P3"><text:tab/><text:tab/>-Shared Computing Grids</text:p>
      <text:p text:style-name="P3"><text:tab/><text:tab/>-Wissenschaftliche Grids</text:p>
      <text:p text:style-name="P3"><text:tab/><text:tab/><text:tab/>-Labore haben Pcs die nachts nichts machen</text:p>
      <text:p text:style-name="P3"><text:tab/><text:tab/>-Botnetz</text:p>
      <text:p text:style-name="P3"><text:tab/><text:tab/><text:tab/>-Virus (Auf Pornoseite) installiert Rootkit, welche Software jederzeit <text:tab/><text:tab/><text:tab/><text:tab/>installieren können</text:p>
      <text:p text:style-name="P3"><text:tab/><text:tab/><text:tab/>-Zugriff auf Rechner verkaufen</text:p>
      <text:p text:style-name="P3"><text:tab/>-Beispiele:</text:p>
      <text:p text:style-name="P3"><text:tab/><text:tab/>-BOINC</text:p>
      <text:p text:style-name="P1"><text:span text:style-name="T1"><text:tab/><text:tab/></text:span><text:a xlink:type="simple" xlink:href="mailto:-Folding@home"><text:span text:style-name="T1">-Folding@home</text:span></text:a></text:p>
      <text:p text:style-name="P3"><text:tab/><text:tab/>-LHC Computer Grid</text:p>
      <text:p text:style-name="P3"><text:tab/>-Designs</text:p>
      <text:p text:style-name="P3"><text:tab/><text:tab/>-Hierarchisch (Mit Grid Master usw.)</text:p>
      <text:p text:style-name="P3"><text:tab/><text:tab/><text:tab/>-Taskdaten bearbeiten und lesen</text:p>
      <text:p text:style-name="P3"><text:tab/><text:tab/><text:tab/>-KnotenAdressen nehmen</text:p>
      <text:p text:style-name="P3"><text:tab/><text:tab/><text:tab/>-zum Knoten zum rechnen lassen</text:p>
      <text:p text:style-name="P3"><text:tab/><text:tab/><text:tab/>-Raus als Resultat</text:p>
      <text:p text:style-name="P3"><text:tab/><text:tab/>-Peer to peer(Wo jeder Rechenanfragen schicken kann)</text:p>
      <text:p text:style-name="P3"><text:tab/><text:tab/><text:tab/>-Wie beim hierarchischen</text:p>
      <text:p text:style-name="P3"><text:tab/><text:tab/><text:tab/>-Nur das alle Knoten sind und alle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1M14S</meta:editing-duration>
    <meta:editing-cycles>44</meta:editing-cycles>
    <meta:generator>OpenOffice/4.0.0$Win32 OpenOffice.org_project/400m3$Build-9702</meta:generator>
    <dc:date>2015-07-20T16:28:03.93</dc:date>
    <meta:document-statistic meta:table-count="0" meta:image-count="0" meta:object-count="0" meta:page-count="2" meta:paragraph-count="68" meta:word-count="350" meta:character-count="2770"/>
    <meta:user-defined meta:name="Info 1"/>
    <meta:user-defined meta:name="Info 2"/>
    <meta:user-defined meta:name="Info 3"/>
    <meta:user-defined meta:name="Info 4"/>
  </office:meta>
</office:document-meta>
</file>